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39e0" officeooo:paragraph-rsid="001539e0"/>
    </style:style>
    <style:style style:name="P2" style:family="paragraph" style:parent-style-name="Standard">
      <style:paragraph-properties fo:text-align="center" style:justify-single-word="false"/>
      <style:text-properties fo:font-size="40pt" officeooo:rsid="001539e0" officeooo:paragraph-rsid="001539e0" style:font-size-asian="40pt" style:font-size-complex="40pt"/>
    </style:style>
    <style:style style:name="P3" style:family="paragraph" style:parent-style-name="Standard">
      <style:paragraph-properties fo:text-align="end" style:justify-single-word="false"/>
      <style:text-properties fo:font-size="40pt" fo:font-style="italic" officeooo:rsid="001539e0" officeooo:paragraph-rsid="001539e0" style:font-size-asian="40pt" style:font-style-asian="italic" style:font-size-complex="4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4pt" officeooo:rsid="001539e0" officeooo:paragraph-rsid="001539e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8pt" officeooo:rsid="001539e0" officeooo:paragraph-rsid="001539e0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48pt" fo:font-weight="bold" officeooo:rsid="001539e0" officeooo:paragraph-rsid="001539e0" style:font-size-asian="48pt" style:font-weight-asian="bold" style:font-size-complex="48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26pt" fo:font-style="italic" officeooo:rsid="001539e0" officeooo:paragraph-rsid="001539e0" style:font-size-asian="26pt" style:font-style-asian="italic" style:font-size-complex="2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5">Sapientia</text:p>
      <text:p text:style-name="P4">Erdélyi Magyar Tudomány Egyetem</text:p>
      <text:p text:style-name="P2"/>
      <text:p text:style-name="P2"/>
      <text:p text:style-name="P2"/>
      <text:p text:style-name="P6">Drónok irányítása</text:p>
      <text:p text:style-name="P6">projekt</text:p>
      <text:p text:style-name="P2"/>
      <text:p text:style-name="P2"/>
      <text:p text:style-name="P2"/>
      <text:p text:style-name="P3">Vasi András</text:p>
      <text:p text:style-name="P7">Számítógépes irányítási rendszerek Ms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39e0" officeooo:paragraph-rsid="001539e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2024 -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0:10:09.111368888</meta:creation-date>
    <dc:date>2025-01-20T00:12:55.151217412</dc:date>
    <meta:editing-duration>PT2M47S</meta:editing-duration>
    <meta:editing-cycles>1</meta:editing-cycles>
    <meta:document-statistic meta:table-count="0" meta:image-count="0" meta:object-count="0" meta:page-count="1" meta:paragraph-count="7" meta:word-count="16" meta:character-count="124" meta:non-whitespace-character-count="115"/>
    <meta:generator>LibreOffice/24.2.7.2$Linux_X86_64 LibreOffice_project/420$Build-2</meta:generator>
  </office:meta>
</office:document-meta>
</file>